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DejaVu Sans" style:font-name-complex="Tahoma2"/>
    </style:style>
    <style:style style:name="T1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8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9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4" style:family="text">
      <style:text-properties fo:font-weight="bold" style:font-weight-asian="normal" style:font-weight-complex="normal"/>
    </style:style>
    <style:style style:name="T25" style:family="text">
      <style:text-properties fo:font-weight="normal" style:font-weight-asian="bold" style:font-weight-complex="bold"/>
    </style:style>
    <style:style style:name="T26" style:family="text">
      <style:text-properties style:font-weight-asian="bold" style:font-weight-complex="bold"/>
    </style:style>
    <style:style style:name="T27" style:family="text">
      <style:text-properties fo:font-weight="bold" style:font-name-asian="Lucida Sans Unicode" style:font-weight-asian="bold" style:font-name-complex="Tahoma2" style:font-weight-complex="bold"/>
    </style:style>
    <style:style style:name="T28" style:family="text">
      <style:text-properties fo:font-weight="normal" style:font-name-asian="Lucida Sans Unicode" style:font-name-complex="Tahoma2"/>
    </style:style>
    <style:style style:name="T29" style:family="text">
      <style:text-properties fo:font-weight="normal" style:font-name-asian="Lucida Sans Unicode" style:font-weight-asian="normal" style:font-name-complex="Tahoma2" style:font-weight-complex="normal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size="10pt" style:font-size-asian="10pt" style:font-size-complex="10pt"/>
    </style:style>
    <style:style style:name="T32" style:family="text">
      <style:text-properties fo:font-size="12pt"/>
    </style:style>
    <style:style style:name="T33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Editor/Add new page</text:span></text:p>
            <text:p><text:span text:style-name="T2">- </text:span><text:span text:style-name="T3">Drag and drop Content Detail portlet </text:span><text:span text:style-name="T3">to this site</text:span></text:p>
            <text:p><text:span text:style-name="T3">- Click Edit icon to edit this 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Content </text:span><text:span text:style-name="T4">Explorer/Sites </text:span><text:span text:style-name="T4">Management/acme/web contents</text:span></text:p>
            <text:p>- Select <text:span text:style-name="T4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contents (or 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4">Content</text:span><text:span text:style-name="T2"> </text:span><text:span text:style-name="T2">Explorer/Sites </text:span><text:span text:style-name="T2">Management/acme/web contents</text:span></text:p>
            <text:p><text:span text:style-name="T5">- Select </text:span><text:span text:style-name="T6">Site editor/Add new page</text:span><text:span text:style-name="T5"> to </text:span><text:span text:style-name="T5">create new page. </text:span></text:p>
            <text:p><text:span text:style-name="T5">- Select page node before inputing </text:span><text:span text:style-name="T5">Node Name and Display Name then </text:span><text:span text:style-name="T5">click [</text:span><text:span text:style-name="T7">Next</text:span><text:span text:style-name="T5">] button</text:span></text:p>
            <text:p><text:span text:style-name="T5">- Select a page layout template</text:span></text:p>
            <text:p><text:span text:style-name="T5">- Click [</text:span><text:span text:style-name="T7">Next</text:span><text:span text:style-name="T5">] button</text:span></text:p>
            <text:p><text:span text:style-name="T5">- Choose a Content list viewer portlet </text:span><text:span text:style-name="T5">by drag and drop from page editor</text:span></text:p>
            <text:p><text:span text:style-name="T5">- Click edit portlet icon of this Content </text:span><text:span text:style-name="T5">list 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4">Save</text:span>] button in <text:span text:style-name="T3">Multiple </text:span><text:span text:style-name="T3">content 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/><text:span text:style-name="T4">Content</text:span> <text:span text:style-name="T4">E</text:span><text:span text:style-name="T2">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4">Content</text:span> <text:span text:style-name="T4">E</text:span><text:span text:style-name="T2">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4">Staged</text:span><text:span text:style-name="T2"> </text:span><text:span text:style-name="T3">status.</text:span></text:p>
            <text:p><text:span text:style-name="T5">- Add this document/web content into </text:span><text:span text:style-name="T5">SCV or CLV page</text:span></text:p>
            <text:p><text:span text:style-name="T5">- Go to page contains document/web </text:span><text:span text:style-name="T5">content above</text:span></text:p>
            <text:p><text:span text:style-name="T5">- Change to Public mode</text:span></text:p>
            <text:p/>
          </table:table-cell>
          <table:table-cell table:style-name="ce20"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Portal </text:span><text:span text:style-name="T2">Administration /Page </text:span><text:span text:style-name="T2">managements</text:span></text:p>
            <text:p><text:span text:style-name="T8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</text:span><text:span text:style-name="T4">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</text:span></text:p>
            <text:p><text:span text:style-name="T8">Add categor</text:span><text:span text:style-name="T10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9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</text:span></text:p>
            <text:p><text:span text:style-name="T8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9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</text:span></text:p>
            <text:p><text:span text:style-name="T8">Create letter</text:span></text:p>
            <text:p>- Click [<text:span text:style-name="T4">New letter</text:span>] action </text:p>
            <text:p>- Select date </text:p>
            <text:p>- Select a category and a subscription if need.</text:p>
            <text:p>- Click [<text:span text:style-name="T4">Update sending 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[</text:span><text:span text:style-name="T13">Administration</text:span><text:span text:style-name="T12">] button then </text:span><text:span text:style-name="T12">select [</text:span><text:span text:style-name="T13">Edit</text:span><text:span text:style-name="T12">] action</text:span></text:p>
            <text:p><text:span text:style-name="T5">- Make changes and save</text:span></text:p>
            <text:p><text:span text:style-name="T14">Delete letter</text:span></text:p>
            <text:p><text:span text:style-name="T5">- Select a letter by ticking on check </text:span><text:span text:style-name="T5">box</text:span></text:p>
            <text:p><text:span text:style-name="T5">- Click [</text:span><text:span text:style-name="T7">Administration</text:span><text:span text:style-name="T5">] button then </text:span><text:span text:style-name="T5">select [</text:span><text:span text:style-name="T7">Delete</text:span><text:span text:style-name="T5">] action</text:span></text:p>
            <text:p><text:span text:style-name="T5">- Click [</text:span><text:span text:style-name="T7">OK</text:span><text:span text:style-name="T5">] button in the confirmation </text:span><text:span text:style-name="T5">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[</text:span><text:span text:style-name="T13">Administration</text:span><text:span text:style-name="T12">] button then </text:span><text:span text:style-name="T12">select [</text:span><text:span text:style-name="T13">Convert as template</text:span><text:span text:style-name="T12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31">- After subscribing news letter. The </text:span><text:span text:style-name="T31">confirmation letter <text:s/>is sent to the </text:span><text:span text:style-name="T31">inputed email address of user. If he </text:span><text:span text:style-name="T31">does not confirm this letter --&gt;he </text:span><text:span text:style-name="T31">cannot received any letters which </text:span><text:span text:style-name="T31">have the subscription subscribed </text:span><text:span text:style-name="T31">before. </text:span></text:p>
            <text:p><text:span text:style-name="T31">Just only open email and click “here” </text:span><text:span text:style-name="T31">link in the confirmation letter to finish </text:span><text:span text:style-name="T31">this.</text:span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Content Explorer</text:span>, add an action for path folder of FCC portlet</text:p>
            <text:p>- Select <text:span text:style-name="T2">Contact Us</text:span> page then select <text:span text:style-name="T2">Site 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</text:span><text:span text:style-name="T2">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Generator</text:span></text:p>
            <text:p>- Put value in General tab</text:p>
            <text:p>- Next to <text:span text:style-name="T4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Content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d content list 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nts</text:span> page</text:p>
            <text:p><text:span text:style-name="T15">- Click on any category </text:span></text:p>
            <text:p><text:span text:style-name="T15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ategory Navigation, </text:span><text:span text:style-name="T3">Category Content, and Content by Url </text:span><text:span text:style-name="T3"><text:s/>portlet to this site</text:span></text:p>
            <text:p><text:span text:style-name="T3">- Config for Category Content portlet: </text:span><text:span text:style-name="T3">Select the target page: created page </text:span><text:span text:style-name="T3">above</text:span></text:p>
            <text:p><text:span text:style-name="T3">- Select new created page</text:span></text:p>
            <text:p><text:span text:style-name="T3">- Select category in Category </text:span><text:span text:style-name="T3">Navigation portlet</text:span></text:p>
            <text:p><text:span text:style-name="T3">- Click on title of content in Category </text:span><text:span text:style-name="T3">Content 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ws</text:span> page</text:p>
            <text:p>- Open Edit mode</text:p>
            <text:p>- Click Quick Edit icon of <text:span text:style-name="T4">Parameterized content list viewer</text:span></text:p>
            <text:p>- Change value in <text:span text:style-name="T4">Parameterized </text:span><text:span text:style-name="T4">content list viewer</text:span> configuration form and Save</text:p>
            <text:p>- Switch to View mode of <text:span text:style-name="T4">Parameterized content list viewer</text:span></text:p>
          </table:table-cell>
          <table:table-cell table:style-name="ce20" office:value-type="string">
            <text:p>- <text:span text:style-name="T4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Content Explorer</text:span></text:p>
            <text:p>- Click <text:span text:style-name="T4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folder icon in action bar </text:span><text:span text:style-name="T3">or right 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a folder and 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folder icon in action bar </text:span><text:span text:style-name="T3">or right 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a folder and 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Artic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</text:span><text:span text:style-name="T4">Save as Draft</text:span></text:p>
            <text:p><text:span text:style-name="T10">- Click</text:span><text:span text:style-name="T4"> Close </text:span></text:p>
            <text:p><text:span text:style-name="T4">Delete Document</text:span></text:p>
            <text:p><text:span text:style-name="T3">- Right click on document, and </text:span><text:span text:style-name="T3">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 Plan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Sample </text:span><text:span text:style-name="T3">Node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Kofax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Podcast 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Picture on head layout </text:span><text:span text:style-name="T6">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layout </text:span><text:span text:style-name="T3">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Picture on head</text:span><text:span text:style-name="T6"> layout </text:span><text:span text:style-name="T6">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Picture on head</text:span><text:span text:style-name="T6"> layout </text:span><text:span text:style-name="T6">webcont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Picture on head<text:span text:style-name="T15"> layout </text:span><text:span text:style-name="T15">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layout 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layout </text:span><text:span text:style-name="T3">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</text:span><text:span text:style-name="T6">Free layout 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</text:span><text:span text:style-name="T6">Free layout webcontent</text:span></text:p>
            <text:p><text:span text:style-name="T21">- Right click on document, and </text:span><text:span text:style-name="T21">choose </text:span><text:span text:style-name="T6">Delete</text:span><text:span text:style-name="T21"> </text:span></text:p>
            <text:p><text:span text:style-name="T20">- Click </text:span><text:span text:style-name="T6">OK</text:span></text:p>
          </table:table-cell>
          <table:table-cell office:value-type="string">
            <text:p>The <text:span text:style-name="T1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icon in action </text:span><text:span text:style-name="T3">bar or right click on the main pane</text:span></text:p>
            <text:p><text:span text:style-name="T3">- Browse a file to upload</text:span></text:p>
            <text:p><text:span text:style-name="T3"><text:s/></text:span><text:span text:style-name="T3">+ file &lt; 100Mb</text:span></text:p>
            <text:p><text:span text:style-name="T3"><text:s/></text:span><text:span text:style-name="T3">+ file &gt; 100Mb</text:span></text:p>
            <text:p><text:span text:style-name="T3"><text:s/></text:span><text:span text:style-name="T3">+ video </text:span></text:p>
            <text:p><text:span text:style-name="T3"><text:s/></text:span><text:span text:style-name="T3">+ large mp3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a node and select </text:span><text:span text:style-name="T4">Lock</text:span></text:p>
            <text:p><text:span text:style-name="T3">- Right click on locked node and </text:span><text:span text:style-name="T3">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a node and select </text:span><text:span text:style-name="T4">Rename</text:span></text:p>
            <text:p><text:span text:style-name="T3">- Put new name/Title for 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a node</text:span></text:p>
            <text:p><text:span text:style-name="T10">- Choose Add to Favorite option</text:span></text:p>
            <text:p><text:span text:style-name="T4">Remove Favorite</text:span></text:p>
            <text:p><text:span text:style-name="T4">- </text:span><text:span text:style-name="T10">Perform to add favorite for a node</text:span></text:p>
            <text:p><text:span text:style-name="T10">- Right click on the node, choose </text:span><text:span text:style-name="T10">Remove 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Download 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23">network address is the path of a </text:span><text:span text:style-name="T23">folder (</text:span><text:span text:style-name="T23"><text:a xlink:href="http://localhost:8080/portal/rest/private/jcr/repository/collaboration/sites">http://localhost:8080/portal/rest/private/jcr/repository/collaboration/sites</text:a></text:span><text:span text:style-name="T2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Copy URL 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nodes</text:span></text:p>
            <text:p><text:span text:style-name="T10">- Perform to drag a node and drop to </text:span><text:span text:style-name="T10">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rivate tag</text:span></text:p>
            <text:p><text:span text:style-name="T3">- Put name for a tag</text:span></text:p>
            <text:p><text:span text:style-name="T3">- Click Save button</text:span></text:p>
            <text:p><text:span text:style-name="T4">Edit Tag</text:span></text:p>
            <text:p><text:span text:style-name="T4">- </text:span><text:span text:style-name="T10">Click Tag cloud on side bar</text:span></text:p>
            <text:p><text:span text:style-name="T10">- Click Edit private tags icon</text:span></text:p>
            <text:p><text:span text:style-name="T10">- Click corresponding Edit of tag</text:span></text:p>
            <text:p><text:span text:style-name="T10">- Change 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ublic tag</text:span></text:p>
            <text:p><text:span text:style-name="T3">- Put name for a tag</text:span></text:p>
            <text:p><text:span text:style-name="T3">- Click Save button</text:span></text:p>
            <text:p><text:span text:style-name="T6">Edit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Edit of tag</text:span></text:p>
            <text:p><text:span text:style-name="T15">- Change 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document or uploaded file</text:span></text:p>
            <text:p><text:span text:style-name="T3">- Click on “Add/Edit localize content” </text:span><text:span text:style-name="T3">icon in 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document or uploaded file</text:span></text:p>
            <text:p><text:span text:style-name="T3">- Click on “Add Comment” icon in the </text:span><text:span text:style-name="T3">action bar </text:span></text:p>
            <text:p><text:span text:style-name="T3">- Put content for comment</text:span></text:p>
            <text:p><text:span text:style-name="T3">- Click Save button</text:span></text:p>
            <text:p><text:span text:style-name="T4">Edit a comment</text:span></text:p>
            <text:p><text:span text:style-name="T10">- Show comment, click on Edit icon, </text:span><text:span text:style-name="T10">perform to edit</text:span></text:p>
            <text:p><text:span text:style-name="T4">Delete a comment</text:span></text:p>
            <text:p><text:span text:style-name="T10">- Show the comment, click on Delete </text:span><text:span text:style-name="T10">icon 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<text:span text:style-name="T10">- Select a document/Uploaded file</text:span></text:p>
            <text:p><text:span text:style-name="T10">- Click on “Manage Publication” icon </text:span><text:span text:style-name="T10">in the action bar</text:span></text:p>
            <text:p><text:span text:style-name="T10">- Click on </text:span><text:span text:style-name="T4">Stage</text:span></text:p>
            <text:p><text:span text:style-name="T10">- Setting time in </text:span><text:span text:style-name="T24">From</text:span><text:span text:style-name="T10"> and </text:span><text:span text:style-name="T4">To</text:span><text:span text:style-name="T10"> field</text:span></text:p>
            <text:p><text:span text:style-name="T25">- Click </text:span><text:span text:style-name="T4">Save</text:span></text:p>
            <text:p><text:span text:style-name="T26"/></text:p>
            <text:p><text:span text:style-name="T26"/></text:p>
          </table:table-cell>
          <table:table-cell table:style-name="ce65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document/Uploaded file</text:span></text:p>
            <text:p><text:span text:style-name="T10">- Click on “Manage Category” icon in </text:span><text:span text:style-name="T10">the action bar</text:span></text:p>
            <text:p><text:span text:style-name="T10">- Select category to add for </text:span><text:span text:style-name="T10">document/Uploaded file</text:span></text:p>
            <text:p><text:span text:style-name="T26">Delete category</text:span></text:p>
            <text:p><text:span text:style-name="T10">- Click on corresponding Delete icon </text:span><text:span text:style-name="T10">of 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“Manage Relation” icon in </text:span><text:span text:style-name="T3">the action 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4">Delete relation</text:span></text:p>
            <text:p><text:span text:style-name="T3">- Go to Manage relation list tab</text:span></text:p>
            <text:p><text:span text:style-name="T3">- Click on corresponding Delete icon </text:span><text:span text:style-name="T3">of Relation </text:span></text:p>
            <text:p><text:span text:style-name="T6">Show Relation</text:span></text:p>
            <text:p><text:span text:style-name="T15">- Select the node which Is added </text:span><text:span text:style-name="T15">relation</text:span></text:p>
            <text:p><text:span text:style-name="T5">- Click Show/Hide Relation icon on </text:span><text:span text:style-name="T5">action bar</text:span></text:p>
            <text:p><text:span text:style-name="T6">Hide Relation</text:span></text:p>
            <text:p><text:span text:style-name="T5">- Click Show/Hide Relation icon on </text:span><text:span text:style-name="T5">action bar 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properties</text:span></text:p>
            <text:p><text:span text:style-name="T22">- Create a node</text:span></text:p>
            <text:p><text:span text:style-name="T22">- Select this node</text:span></text:p>
            <text:p><text:span text:style-name="T22">- Click on View node Properties on </text:span><text:span text:style-name="T22">action bar</text:span></text:p>
            <text:p><text:span text:style-name="T4">Add properties</text:span></text:p>
            <text:p><text:span text:style-name="T10">- Go to Add new properties Tab</text:span></text:p>
            <text:p><text:span text:style-name="T10">- Perform to add new a properties for </text:span><text:span text:style-name="T10">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4">Import node</text:span></text:p>
            <text:p><text:span text:style-name="T10">- Go to a destination node</text:span></text:p>
            <text:p><text:span text:style-name="T10">- Click Import button</text:span></text:p>
            <text:p><text:span text:style-name="T10">- Choose valid file to import</text:span></text:p>
            <text:p><text:span text:style-name="T10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“View Permission” icon in </text:span><text:span text:style-name="T3">action bar</text:span></text:p>
            <text:p><text:span text:style-name="T4">Add permission for node</text:span></text:p>
            <text:p><text:span text:style-name="T10">- Choose user/group to add </text:span><text:span text:style-name="T10">permission</text:span></text:p>
            <text:p><text:span text:style-name="T10">- Click Save</text:span></text:p>
            <text:p><text:span text:style-name="T4">Edit permission of node</text:span></text:p>
            <text:p><text:span text:style-name="T10">- Click corresponding Edit icon of </text:span><text:span text:style-name="T10">user/group</text:span></text:p>
            <text:p><text:span text:style-name="T10">- Change permission</text:span></text:p>
            <text:p><text:span text:style-name="T4">Delete permission</text:span></text:p>
            <text:p><text:span text:style-name="T10">- Click corresponding 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Auditing on action bar </text:span><text:span text:style-name="T5">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structure</text:span></text:p>
            <text:p>- Go to a driver</text:p>
            <text:p>- Click on Show/Hide Like Structure</text:p>
            <text:p><text:span text:style-name="T4">Show Like Structure</text:span></text:p>
            <text:p><text:span text:style-name="T15">- Click on Show/Hide Like Structure </text:span><text:span text:style-name="T15">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keyword into Search field </text:span><text:span text:style-name="T3">above action bar</text:span></text:p>
            <text:p><text:span text:style-name="T3">- Click </text:span><text:span text:style-name="T4">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7">Search </text:span></text:p>
            <text:p><text:span text:style-name="T28">- Click Saved Searched icon on action </text:span><text:span text:style-name="T28">bar</text:span></text:p>
            <text:p><text:span text:style-name="T28">- Click Advanced Search icon</text:span></text:p>
            <text:p><text:span text:style-name="T28">- Input Constraint to search </text:span></text:p>
            <text:p><text:span text:style-name="T28">- Click </text:span><text:span text:style-name="T27">Search</text:span><text:span text:style-name="T28"> button</text:span></text:p>
            <text:p><text:span text:style-name="T29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query</text:span></text:p>
            <text:p><text:span text:style-name="T15">- Go to New query tab</text:span></text:p>
            <text:p><text:span text:style-name="T15">- perform to create a query</text:span></text:p>
            <text:p><text:span text:style-name="T6">Execute a existed query</text:span></text:p>
            <text:p><text:span text:style-name="T15">- Go to Saved query</text:span></text:p>
            <text:p><text:span text:style-name="T15">- <text:s/>Click Execute <text:s/>icon of a save query</text:span></text:p>
            <text:p><text:span text:style-name="T6">Edit Query</text:span></text:p>
            <text:p><text:span text:style-name="T15">- Go to Saved query</text:span></text:p>
            <text:p><text:span text:style-name="T15">- Click on corresponding Edit icon of a </text:span><text:span text:style-name="T15">query</text:span></text:p>
            <text:p><text:span text:style-name="T15">- perform to edit the query</text:span></text:p>
            <text:p><text:span text:style-name="T6">Delete Query</text:span></text:p>
            <text:p><text:span text:style-name="T15">- Go to Saved query</text:span></text:p>
            <text:p><text:span text:style-name="T15">- Click on corresponding Delete icon </text:span><text:span text:style-name="T15">of a 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corresponding Delete icon of a </text:span><text:span text:style-name="T10">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Tag</text:span></text:p>
            <text:p><text:span text:style-name="T15">- Go to </text:span><text:span text:style-name="T6">Content </text:span><text:span text:style-name="T6">Administration/Categories&amp;Tags/M</text:span><text:span text:style-name="T6">anage Tags</text:span></text:p>
            <text:p><text:span text:style-name="T15">- Click on Add style button </text:span></text:p>
            <text:p><text:span text:style-name="T15">- Input required field</text:span></text:p>
            <text:p><text:span text:style-name="T15">- Click Update</text:span></text:p>
            <text:p><text:span text:style-name="T2">Edit a tag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4">Delete Tag</text:span></text:p>
            <text:p><text:span text:style-name="T20">- Click corresponding Delete icon <text:s/></text:span><text:span text:style-name="T20">with folksonomy you want to delete</text:span></text:p>
            <text:p><text:span text:style-name="T20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taxonomy tree</text:span></text:p>
            <text:p><text:span text:style-name="T15">- Go to </text:span><text:span text:style-name="T6">Content </text:span><text:span text:style-name="T6">Administration/Categories&amp;Tags/M</text:span><text:span text:style-name="T6">anage Categories</text:span></text:p>
            <text:p><text:span text:style-name="T15">- Click on Add Taxonomy tree button</text:span></text:p>
            <text:p><text:span text:style-name="T15">- Input required field</text:span></text:p>
            <text:p>- Add/copy/cut/paste/delete category in taxonomy tree</text:p>
            <text:p><text:span text:style-name="T4">Edit The Taxonomy tree</text:span></text:p>
            <text:p><text:span text:style-name="T20">- Click Edit icon corresponding with </text:span><text:span text:style-name="T20">taxonomy tree you want to edit</text:span></text:p>
            <text:p><text:span text:style-name="T20">- Perform to edit</text:span></text:p>
            <text:p><text:span text:style-name="T6">Delete Taxonomy</text:span></text:p>
            <text:p><text:span text:style-name="T20">- Click corresponding Delete icon <text:s/></text:span><text:span text:style-name="T20">with taxonomy tree you want to edit</text:span></text:p>
            <text:p><text:span text:style-name="T20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template when put </text:span><text:span text:style-name="T2">valid value in fields</text:span></text:p>
            <text:p><text:span text:style-name="T15">- Go to </text:span><text:span text:style-name="T6">Content </text:span><text:span text:style-name="T6">Administration/Content </text:span><text:span text:style-name="T6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4">Edit template : </text:span></text:p>
            <text:p><text:span text:style-name="T10">- Click on corresponding Edit icon of </text:span><text:span text:style-name="T10">template you want to edit</text:span></text:p>
            <text:p><text:span text:style-name="T10">- perform to edit The tempate</text:span></text:p>
            <text:p><text:span text:style-name="T10">- Click Save button</text:span></text:p>
            <text:p><text:span text:style-name="T10">Delete Template</text:span></text:p>
            <text:p><text:span text:style-name="T15">- Click on corresponding Delete icon </text:span><text:span text:style-name="T15">of template you 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</text:span><text:span text:style-name="T6">Content </text:span><text:span text:style-name="T6">Administration/Content </text:span><text:span text:style-name="T6">Presentation/Manage Metadata</text:span></text:p>
            <text:p><text:span text:style-name="T4">View Metadata</text:span></text:p>
            <text:p><text:span text:style-name="T4">- </text:span><text:span text:style-name="T10">Click corresponding View icon of </text:span><text:span text:style-name="T10">Metadata you want to View</text:span></text:p>
            <text:p><text:span text:style-name="T4">Edit Metadata</text:span></text:p>
            <text:p><text:span text:style-name="T6">- </text:span><text:span text:style-name="T15">Click corresponding Edit icon of </text:span><text:span text:style-name="T15">Metadata you want to edit</text:span></text:p>
            <text:p><text:span text:style-name="T15">- Perform to edit</text:span></text:p>
            <text:p><text:span text:style-name="T15">- Click Apply</text:span></text:p>
            <text:p><text:span text:style-name="T4">Delete Metadata</text:span></text:p>
            <text:p><text:span text:style-name="T6">- </text:span><text:span text:style-name="T15">Click corresponding Delete icon of </text:span><text:span text:style-name="T15">Metadata 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view</text:span></text:p>
            <text:p><text:span text:style-name="T15">- Go to </text:span><text:span text:style-name="T6">Content </text:span><text:span text:style-name="T6">Administration/Content </text:span><text:span text:style-name="T6">Presentation/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corresponding View icon of </text:span><text:span text:style-name="T10">View you want to view</text:span></text:p>
            <text:p><text:span text:style-name="T4">Edit a View</text:span></text:p>
            <text:p><text:span text:style-name="T15">- Click on corresponding Edit icon of </text:span><text:span text:style-name="T15">View you want to edit</text:span></text:p>
            <text:p><text:span text:style-name="T15">- Perform to 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drive </text:span></text:p>
            <text:p><text:span text:style-name="T15">- Go to </text:span><text:span text:style-name="T6">Content </text:span><text:span text:style-name="T6">Administration/Content </text:span><text:span text:style-name="T6">Presentation/Manage 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</text:span><text:span text:style-name="T6">Content </text:span><text:span text:style-name="T6">Administration/Content </text:span><text:span text:style-name="T6">Types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node type</text:span></text:p>
            <text:p><text:span text:style-name="T15">- Go to</text:span><text:span text:style-name="T6"> Content </text:span><text:span text:style-name="T6">Administration/Content Types </text:span><text:span text:style-name="T6">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</text:span><text:span text:style-name="T6">Content </text:span><text:span text:style-name="T6">Administration/Advanced </text:span><text:span text:style-name="T6">configuration/manage Queries</text:span></text:p>
            <text:p><text:span text:style-name="T15">- Click on Add Query button</text:span></text:p>
            <text:p><text:span text:style-name="T15">- Input all 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this query of a query, </text:span><text:span text:style-name="T15">perform to edit</text:span></text:p>
            <text:p><text:span text:style-name="T6">Delete Query</text:span></text:p>
            <text:p><text:span text:style-name="T6">- </text:span><text:span text:style-name="T15">Click on Delete this query icon of a </text:span><text:span text:style-name="T15">query</text:span></text:p>
            <text:p><text:span text:style-name="T15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</text:span><text:span text:style-name="T6">Content </text:span><text:span text:style-name="T6">Administration/Advanced </text:span><text:span text:style-name="T6">configuration/Manage script</text:span></text:p>
            <text:p><text:span text:style-name="T10">- Click Add button and input </text:span><text:span text:style-name="T10">information for 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of a Script, perform to </text:span><text:span text:style-name="T15">edit</text:span></text:p>
            <text:p><text:span text:style-name="T4">Delete script</text:span></text:p>
            <text:p><text:span text:style-name="T4">- </text:span><text:span text:style-name="T10">Click on Delete icon of a script</text:span></text:p>
            <text:p><text:span text:style-name="T10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9">- Go to </text:span><text:span text:style-name="T27">Content </text:span><text:span text:style-name="T27">Administration/Advanced </text:span><text:span text:style-name="T27">configuration/Manage Action</text:span></text:p>
            <text:p><text:span text:style-name="T29">- Click on Add button</text:span></text:p>
            <text:p><text:span text:style-name="T29">- Input required fields</text:span></text:p>
            <text:p><text:span text:style-name="T29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explorer : perform to lock </text:span><text:span text:style-name="T10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Manage lock tab</text:span></text:p>
            <text:p><text:span text:style-name="T10">- Perform to add some group user </text:span><text:span text:style-name="T10">which have permission to unlock a </text:span><text:span text:style-name="T10">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Validation</text:span> folder</text:p>
            <text:p>- Login by user is in validator:/platform/administrators group</text:p>
            <text:p>- Go to <text:span text:style-name="T4">Business Process </text:span><text:span text:style-name="T4">Controller → Task Controller</text:span></text:p>
            <text:p>- Click on <text:span text:style-name="T4">Manage</text:span> of content publishing process</text:p>
            <text:p>- Select <text:span text:style-name="T4">Start date</text:span> and <text:span text:style-name="T4">End 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Is in …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Approve</text:span><text:span text:style-name="T15"> button</text:span></text:p>
            <text:p><text:span text:style-name="T15">- Login by use Is in </text:span><text:span text:style-name="T15">validator:/platform/administrators </text:span><text:span text:style-name="T15">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Disapprov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table:table-column table:style-name="co12" table:default-cell-style-name="ce79"/>
        <table:table-column table:style-name="co13" table:default-cell-style-name="ce81"/>
        <table:table-column table:style-name="co14" table:default-cell-style-name="ce83"/>
        <table:table-column table:style-name="co15" table:default-cell-style-name="ce82"/>
        <table:table-column table:style-name="co16" table:default-cell-style-name="ce84"/>
        <table:table-column table:style-name="co17" table:default-cell-style-name="ce87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3">Product version: </text:span>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6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86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#ref!.[.B$5]:#ref!.[.B$947]=[.$A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#ref!.[.B$5]:#ref!.[.B$947]=[.$A5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#ref!.[.B$5]:#ref!.[.B$947]=[.$A6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office:value-type="string">
            <text:p>Edit Single Content Viewer (Banner, Footer...) in Overview page</text:p>
          </table:table-cell>
          <table:table-cell table:formula="of:=SUMPRODUCT((#ref!.[.B$5]:#ref!.[.B$947]=[.$A7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#ref!.[.B$5]:#ref!.[.B$947]=[.$A8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2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#ref!.[.B$5]:#ref!.[.B$947]=[.$A9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5" office:value-type="string">
            <text:p>Show draft content from page</text:p>
          </table:table-cell>
          <table:table-cell table:formula="of:=SUMPRODUCT((#ref!.[.B$5]:#ref!.[.B$947]=[.$A10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5" office:value-type="string">
            <text:p>Show public content from page</text:p>
          </table:table-cell>
          <table:table-cell table:formula="of:=SUMPRODUCT((#ref!.[.B$5]:#ref!.[.B$947]=[.$A11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2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office:value-type="string">
            <text:p>Add/Edit/Delete page from Page Management</text:p>
          </table:table-cell>
          <table:table-cell table:formula="of:=SUMPRODUCT((#ref!.[.B$5]:#ref!.[.B$947]=[.$A12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2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office:value-type="string">
            <text:p>Create/edit/delete a portal (site)</text:p>
          </table:table-cell>
          <table:table-cell table:formula="of:=SUMPRODUCT((#ref!.[.B$5]:#ref!.[.B$947]=[.$A13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#ref!.[.B$5]:#ref!.[.B$947]=[.$A1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#ref!.[.B$5]:#ref!.[.B$979]=[.$A15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#ref!.[.B$5]:#ref!.[.B$979]=[.$A16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#ref!.[.B$5]:#ref!.[.B$979]=[.$A17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5" office:value-type="string">
            <text:p>Configuration for FCC portlet and create new document using it</text:p>
          </table:table-cell>
          <table:table-cell table:formula="of:=SUMPRODUCT((#ref!.[.B$5]:#ref!.[.B$979]=[.$A18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#ref!.[.B$5]:#ref!.[.B$979]=[.$A19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Show categories and documents </text:p>
          </table:table-cell>
          <table:table-cell table:formula="of:=SUMPRODUCT((#ref!.[.B$5]:#ref!.[.B$979]=[.$A20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Show content of category </text:p>
          </table:table-cell>
          <table:table-cell table:formula="of:=SUMPRODUCT((#ref!.[.B$5]:#ref!.[.B$979]=[.$A21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office:value-type="string">
            <text:p>Add new Events page</text:p>
          </table:table-cell>
          <table:table-cell table:formula="of:=SUMPRODUCT((#ref!.[.B$5]:#ref!.[.B$979]=[.$A22])*(#ref!.[.A$5]:#ref!.[.A$979]&lt;&gt;&quot;&quot;))" office:value-type="string" office:string-value="Err:501">
            <text:p>Err:501</text:p>
          </table:table-cell>
        </table:table-row>
        <table:table-row table:style-name="ro25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formula="of:=SUMPRODUCT((#ref!.[.B$5]:#ref!.[.B$979]=[.$A23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office:value-type="string">
            <text:p>Insert documents/medias in a web content by FCK Content Selector</text:p>
          </table:table-cell>
          <table:table-cell table:formula="of:=SUMPRODUCT((#ref!.[.B$5]:#ref!.[.B$979]=[.$A24])*(#ref!.[.A$5]:#ref!.[.A$979]&lt;&gt;&quot;&quot;))" office:value-type="string" office:string-value="Err:501">
            <text:p>Err:5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7">12/07/2010</text:date>, <text:time>17:0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12-07T17:02:31</dc:date>
    <dc:creator>hanhly </dc:creator>
    <meta:editing-duration>PT15H24M52S</meta:editing-duration>
    <meta:editing-cycles>39</meta:editing-cycles>
    <meta:generator>OpenOffice.org/3.1$Linux OpenOffice.org_project/310m19$Build-9420</meta:generator>
    <meta:document-statistic meta:table-count="3" meta:cell-count="1249" meta:object-count="0"/>
  </office:meta>
</office:document-meta>
</file>